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5693"/>
    </style:style>
    <style:style style:name="P2" style:family="paragraph" style:parent-style-name="Text_20_body" style:list-style-name="L1">
      <style:text-properties officeooo:paragraph-rsid="00015693"/>
    </style:style>
    <style:style style:name="T1" style:family="text">
      <style:text-properties style:font-name="Arial"/>
    </style:style>
    <style:style style:name="T2" style:family="text">
      <style:text-properties style:font-name="Arial" officeooo:rsid="00581161"/>
    </style:style>
    <style:style style:name="T3" style:family="text">
      <style:text-properties style:font-name="Arial" officeooo:rsid="00478d6a"/>
    </style:style>
    <style:style style:name="T4" style:family="text">
      <style:text-properties officeooo:rsid="020c384b"/>
    </style:style>
    <style:style style:name="T5" style:family="text">
      <style:text-properties officeooo:rsid="00015693"/>
    </style:style>
    <style:style style:name="T6" style:family="text">
      <style:text-properties fo:language="de" fo:country="CH" officeooo:rsid="000156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Mein Spiel in aktueller Version</text:span><text:span text:style-name="T5">: </text:span><text:a xlink:type="simple" xlink:href="https://github.com/nniederw/MaturarbeitUnitySpiel/releases" text:style-name="Internet_20_link" text:visited-style-name="Visited_20_Internet_20_Link">https://github.com/nniederw/MaturarbeitUnitySpiel/releases</text:a></text:p>
      <text:p text:style-name="P1"/>
      <text:list xml:id="list2498489427" text:style-name="L1">
        <text:list-item>
          <text:p text:style-name="P2"><text:span text:style-name="T2">Brackeys (2017):</text:span><text:span text:style-name="T1"> How to make a Video Game in Unity</text:span><text:span text:style-name="T3">: </text:span><text:a xlink:type="simple" xlink:href="https://www.youtube.com/playlist" text:style-name="Internet_20_link" text:visited-style-name="Visited_20_Internet_20_Link"><text:span text:style-name="T3">https://www.youtube.com/playlist</text:span></text:a><text:a xlink:type="simple" xlink:href="https://www.youtube.com/playlist?list=PLZiMaaLtfkR7zz9qebmvGMNHAbZkUKYpR" text:style-name="Internet_20_link" text:visited-style-name="Visited_20_Internet_20_Link"><text:span text:style-name="T3">?</text:span></text:a><text:a xlink:type="simple" xlink:href="https://www.youtube.com/playlist?list=PLZiMaaLtfkR7zz9qebmvGMNHAbZkUKYpR" text:style-name="Internet_20_link" text:visited-style-name="Visited_20_Internet_20_Link"><text:span text:style-name="T3">list=PLZiMaaLtfkR7zz9qebmvGMNHAbZkUKYpR</text:span></text:a></text:p>
          <text:p text:style-name="P2"/>
        </text:list-item>
        <text:list-item>
          <text:p text:style-name="P2"><text:span text:style-name="T2">Brackeys (2017): </text:span><text:span text:style-name="T1">SHATTER / DESTRUCTION in Unity: </text:span><text:a xlink:type="simple" xlink:href="https://www.youtube.com/watch?v=EgNV0PWVaS8&amp;" text:style-name="Internet_20_link" text:visited-style-name="Visited_20_Internet_20_Link"><text:span text:style-name="T1">https://www.youtube.com/watch?v=EgNV0PWVaS8&amp;</text:span></text:a></text:p>
        </text:list-item>
        <text:list-item>
          <text:p text:style-name="P2"/>
        </text:list-item>
        <text:list-item>
          <text:p text:style-name="P2"><text:span text:style-name="T2">Brackeys (2017): </text:span><text:span text:style-name="T1">How to BUILD / EXPORT your Game in Unity: </text:span><text:a xlink:type="simple" xlink:href="https://www.youtube.com/watch?v=7nxKAtxGSn8&amp;" text:style-name="Internet_20_link" text:visited-style-name="Visited_20_Internet_20_Link"><text:span text:style-name="T1">https://www.youtube.com/watch?v=7nxKAtxGSn8&amp;</text:span></text:a></text:p>
          <text:p text:style-name="P2"/>
        </text:list-item>
        <text:list-item>
          <text:p text:style-name="P2"><text:span text:style-name="T1">BurgZerg Arcade </text:span><text:span text:style-name="T2">(2016): Smooth FollowCam: </text:span><text:a xlink:type="simple" xlink:href="https://www.youtube.com/watch?v=pNPuMMR5cSk" text:style-name="Internet_20_link" text:visited-style-name="Visited_20_Internet_20_Link"><text:span text:style-name="T2">https://www.youtube.com/watch?v=pNPuMMR5cSk</text:span></text:a></text:p>
          <text:p text:style-name="P2"/>
        </text:list-item>
        <text:list-item>
          <text:p text:style-name="P2"><text:span text:style-name="T1">Code Monkey </text:span><text:span text:style-name="T2">(2018): How to make a Health Bar: </text:span><text:a xlink:type="simple" xlink:href="https://www.youtube.com/watch?v=Gtw7VyuMdDc" text:style-name="Internet_20_link" text:visited-style-name="Visited_20_Internet_20_Link"><text:span text:style-name="T2">https://www.youtube.com/watch?v=Gtw7VyuMdDc</text:span></text:a></text:p>
          <text:p text:style-name="P2"/>
        </text:list-item>
        <text:list-item>
          <text:p text:style-name="P2">CGMatter (2019): Create A Realistic Moon: <text:a xlink:type="simple" xlink:href="https://www.youtube.com/watch?v=UAOy42TR_Rk" text:style-name="Internet_20_link" text:visited-style-name="Visited_20_Internet_20_Link">https://www.youtube.com/watch?v=UAOy42TR_Rk</text:a></text:p>
          <text:p text:style-name="P2"/>
        </text:list-item>
        <text:list-item>
          <text:p text:style-name="P2"><text:s/>Ernie Wright (2019): CGI Moon Kit: <text:a xlink:type="simple" xlink:href="https://svs.gsfc.nasa.gov/4720" text:style-name="Internet_20_link" text:visited-style-name="Visited_20_Internet_20_Link">https://svs.gsfc.nasa.gov/4720</text:a> </text:p>
          <text:p text:style-name="P2"/>
        </text:list-item>
        <text:list-item>
          <text:p text:style-name="P2"><text:span text:style-name="T4">Wikipedia (2019): </text:span><text:a xlink:type="simple" xlink:href="https://de.wikipedia.org/wiki/Polar-Methode" text:style-name="Internet_20_link" text:visited-style-name="Visited_20_Internet_20_Link">https://de.wikipedia.org/wiki/Polar-Methode</text:a></text:p>
          <text:p text:style-name="P2"/>
        </text:list-item>
        <text:list-item>
          <text:p text:style-name="P2">Zucconi, Alan (2015): How to generate Gaussian distributed numbers: <text:a xlink:type="simple" xlink:href="https://www.alanzucconi.com/2015/09/16/how-to-sample-from-a-gaussian-distribution/" text:style-name="Internet_20_link" text:visited-style-name="Visited_20_Internet_20_Link">https://www.alanzucconi.com/2015/09/16/how-to-sample-from-a-gaussian-distribution/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1-05T23:46:22.451000000</dc:date>
    <meta:editing-duration>PT55S</meta:editing-duration>
    <meta:editing-cycles>1</meta:editing-cycles>
    <meta:document-statistic meta:table-count="0" meta:image-count="0" meta:object-count="0" meta:page-count="1" meta:paragraph-count="18" meta:word-count="97" meta:character-count="965" meta:non-whitespace-character-count="893"/>
  </office:meta>
</office:document-meta>
</file>